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e19a" officeooo:paragraph-rsid="001fe1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ine that Ezoic produces a product that uses a tiered pricing structure based on the average number of monthly pageviews the customer's site receives. We would like you to design and build a dynamic interface that explains the pricing details for this hypothetical service that we might offer. We would like a potential customer to be able to input their pageview number using an intuitive interface and be able to see the price we would charge per month. Your interface should also allow them to explore pricing in other tiers, in case they think their traffic may change.</text:p>
      <text:p text:style-name="P1"/>
      <text:p text:style-name="P1">The requirements are intentionally open-ended. Think about how you might use this module, and add features that would make it easier for you to use. Be creative. The goal is to create a module that is easy to use and clearly conveys the proper pricing information to the customer.</text:p>
      <text:p text:style-name="P1"/>
      <text:p text:style-name="P1">You can use whatever language or framework you are most comfortable with. You are also free to use the internet to look up any information you need to complete this project.</text:p>
      <text:p text:style-name="P1"/>
      <text:p text:style-name="P1">A portion of the interview tomorrow will be discussing your work, so we will ask you to share your screen to show the module itself as well as your code. You also may be asked to make changes to it during the interview.</text:p>
      <text:p text:style-name="P1"/>
      <text:p text:style-name="P1">If you have questions about the project or aren't sure how to get started, I am available for a quick meeting on Google Hangouts to explain further and answer questions, just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7:53:13.010057687</meta:creation-date>
    <dc:date>2021-03-06T09:55:46.917116804</dc:date>
    <meta:editing-duration>P2DT15H52M24S</meta:editing-duration>
    <meta:editing-cycles>1</meta:editing-cycles>
    <meta:document-statistic meta:table-count="0" meta:image-count="0" meta:object-count="0" meta:page-count="1" meta:paragraph-count="5" meta:word-count="255" meta:character-count="1435" meta:non-whitespace-character-count="1185"/>
    <meta:generator>LibreOffice/5.1.6.2$Linux_X86_64 LibreOffice_project/10m0$Build-2</meta:generator>
  </office:meta>
</office:document-meta>
</file>